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0.617cm" svg:y="0.531cm">
          <text:p text:style-name="P1"><text:span text:style-name="T1">Data Stream Data</text:span></text:p>
          <text:p text:style-name="P1"><text:span text:style-name="T1">(DS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5.697cm" svg:y="0.531cm">
          <text:p text:style-name="P1"><text:span text:style-name="T1">Data Stream </text:span><text:span text:style-name="T1"><text:line-break/></text:span><text:span text:style-name="T1">Clustering</text:span></text:p>
          <text:p text:style-name="P1"><text:span text:style-name="T1">(DSC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07cm" svg:height="0.729cm" svg:x="11.101cm" svg:y="1.359cm">
          <draw:text-box>
            <text:p><text:span text:style-name="T2">get_microcenters()</text:span></text:p>
          </draw:text-box>
        </draw:frame>
        <draw:line draw:style-name="gr3" draw:text-style-name="P1" draw:layer="layout" svg:x1="7.284cm" svg:y1="3.071cm" svg:x2="5.379cm" svg:y2="4.596cm">
          <text:p/>
        </draw:line>
        <draw:line draw:style-name="gr3" draw:text-style-name="P1" draw:layer="layout" svg:x1="6.014cm" svg:y1="4.596cm" svg:x2="7.919cm" svg:y2="3.071cm">
          <text:p/>
        </draw:line>
        <draw:line draw:style-name="gr3" draw:text-style-name="P1" draw:layer="layout" svg:x1="2.204cm" svg:y1="3.071cm" svg:x2="4.426cm" svg:y2="4.596cm">
          <text:p/>
        </draw:line>
        <draw:frame draw:style-name="gr4" draw:text-style-name="P3" draw:layer="layout" svg:width="2.788cm" svg:height="0.729cm" svg:x="3.761cm" svg:y="4.782cm">
          <draw:text-box>
            <text:p><text:span text:style-name="T2">cluster()</text:span></text:p>
          </draw:text-box>
        </draw:frame>
        <draw:line draw:style-name="gr3" draw:text-style-name="P1" draw:layer="layout" svg:x1="9.507cm" svg:y1="1.751cm" svg:x2="11.095cm" svg:y2="1.751cm">
          <text:p/>
        </draw:line>
        <draw:custom-shape draw:style-name="gr1" draw:text-style-name="P2" draw:layer="layout" svg:width="3.81cm" svg:height="2.54cm" svg:x="0.582cm" svg:y="6.226cm">
          <text:p text:style-name="P1"><text:span text:style-name="T1">Data Stream </text:span><text:span text:style-name="T1"><text:line-break/></text:span><text:span text:style-name="T1">Clustering</text:span></text:p>
          <text:p text:style-name="P1"><text:span text:style-name="T1">(DSC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5.762cm" svg:y="6.231cm">
          <text:p text:style-name="P1"><text:span text:style-name="T1">Macro </text:span></text:p>
          <text:p text:style-name="P1"><text:span text:style-name="T1">Data Stream </text:span><text:span text:style-name="T1"><text:line-break/></text:span><text:span text:style-name="T1">Clustering</text:span></text:p>
          <text:p text:style-name="P1"><text:span text:style-name="T1">(DSC_Macro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35cm" svg:y1="8.771cm" svg:x2="5.445cm" svg:y2="10.296cm">
          <text:p/>
        </draw:line>
        <draw:line draw:style-name="gr3" draw:text-style-name="P1" draw:layer="layout" svg:x1="6.08cm" svg:y1="10.296cm" svg:x2="7.985cm" svg:y2="8.771cm">
          <text:p/>
        </draw:line>
        <draw:line draw:style-name="gr3" draw:text-style-name="P1" draw:layer="layout" svg:x1="2.27cm" svg:y1="8.771cm" svg:x2="4.492cm" svg:y2="10.296cm">
          <text:p/>
        </draw:line>
        <draw:frame draw:style-name="gr4" draw:text-style-name="P3" draw:layer="layout" svg:width="3.296cm" svg:height="0.729cm" svg:x="3.557cm" svg:y="10.401cm">
          <draw:text-box>
            <text:p><text:span text:style-name="T2">recluster()</text:span></text:p>
          </draw:text-box>
        </draw:frame>
        <draw:frame draw:style-name="gr2" draw:text-style-name="P3" draw:layer="layout" svg:width="5.07cm" svg:height="0.729cm" svg:x="11.17cm" svg:y="7.227cm">
          <draw:text-box>
            <text:p><text:span text:style-name="T2">get_macrocenters()</text:span></text:p>
          </draw:text-box>
        </draw:frame>
        <draw:line draw:style-name="gr3" draw:text-style-name="P1" draw:layer="layout" svg:x1="9.576cm" svg:y1="7.551cm" svg:x2="11.164cm" svg:y2="7.5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Hahsler</meta:initial-creator>
    <meta:creation-date>2011-07-22T14:15:03</meta:creation-date>
    <dc:date>2012-11-29T01:09:50</dc:date>
    <dc:creator>Matthew Bolanos</dc:creator>
    <meta:editing-duration>PT38M33S</meta:editing-duration>
    <meta:editing-cycles>9</meta:editing-cycles>
    <meta:generator>OpenOffice.org/3.4.1$Unix OpenOffice.org_project/341m1$Build-9593</meta:generator>
    <meta:document-statistic meta:object-count="16"/>
  </office:meta>
</office:document-meta>
</file>